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06c9" officeooo:paragraph-rsid="001806c9"/>
    </style:style>
    <style:style style:name="P2" style:family="paragraph" style:parent-style-name="Standard">
      <style:text-properties officeooo:paragraph-rsid="001806c9"/>
    </style:style>
    <style:style style:name="T1" style:family="text">
      <style:text-properties officeooo:rsid="001806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<text:tab/>Липа - она является деревом, в то время как остальные элементы списка - цветы. <text:s/></text:p>
      <text:p text:style-name="P1">2.</text:p>
      <text:p text:style-name="P1"><text:tab/>An = Прилагательное в именительном падеже</text:p>
      <text:p text:style-name="P2"><text:tab/>Nn = Существительное в именительном падеже</text:p>
      <text:p text:style-name="P2"><text:tab/>Ng = Существительное в родительном падеже</text:p>
      <text:p text:style-name="P2"><text:tab/>N(A)n = Существительное, образованное от прилагательного</text:p>
      <text:p text:style-name="P2"><text:tab/>N(V)n = Существительное, образованное от глагола</text:p>
      <text:p text:style-name="P2"><text:tab/>V = Глагол</text:p>
      <text:p text:style-name="P1"><text:tab/>D = Наречие</text:p>
      <text:p text:style-name="P1">3.</text:p>
      <text:p text:style-name="P1"><text:tab/>визит врача &lt;-&gt; <text:s/>врачебный визит: N1nN2g &lt;-&gt; A(N2)nN1n</text:p>
      <text:p text:style-name="P2"><text:tab/>ароматный сад <text:span text:style-name="T1">&lt;-&gt; </text:span><text:s/>аромат сада: AnNn &lt;-&gt; N(A)nNg</text:p>
      <text:p text:style-name="P1"><text:tab/>выхожу из дома &lt;-&gt; <text:s/>выход из дома: VизNg &lt;-&gt; N(V)nизNg</text:p>
      <text:p text:style-name="P1">4.</text:p>
      <text:p text:style-name="P1"><text:tab/>a)N1n из N2g &lt;-&gt; A(N2)nN1n: дом из дерева - деревянный дом, крыша из черепицы - <text:tab/>черепичная крыша, замок из льда - ледяной замок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1T09:40:03.012669070</meta:creation-date>
    <dc:date>2024-02-21T09:42:37.924279558</dc:date>
    <meta:editing-duration>PT2M35S</meta:editing-duration>
    <meta:editing-cycles>1</meta:editing-cycles>
    <meta:document-statistic meta:table-count="0" meta:image-count="0" meta:object-count="0" meta:page-count="1" meta:paragraph-count="16" meta:word-count="103" meta:character-count="634" meta:non-whitespace-character-count="529"/>
    <meta:generator>LibreOffice/7.6.4.1$Linux_X86_64 LibreOffice_project/60$Build-1</meta:generator>
  </office:meta>
</office:document-meta>
</file>